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onospace" svg:font-family="Monospace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text-align="end" style:justify-single-word="false" fo:break-before="auto" fo:break-after="auto" style:writing-mode="lr-tb"/>
    </style:style>
    <style:style style:name="P3" style:family="paragraph" style:parent-style-name="Standard" style:list-style-name="LS1">
      <style:paragraph-properties fo:margin-top="0cm" fo:margin-bottom="0cm" loext:contextual-spacing="false" fo:break-before="auto" fo:break-after="auto" style:writing-mode="lr-tb"/>
    </style:style>
    <style:style style:name="P4" style:family="paragraph" style:parent-style-name="Standard" style:list-style-name="LS1">
      <style:paragraph-properties fo:margin-top="0cm" fo:margin-bottom="0cm" loext:contextual-spacing="false" fo:break-before="auto" fo:break-after="auto" style:writing-mode="lr-tb"/>
      <style:text-properties officeooo:paragraph-rsid="000505c8"/>
    </style:style>
    <style:style style:name="P5" style:family="paragraph" style:parent-style-name="Standard" style:list-style-name="LS1">
      <style:paragraph-properties fo:margin-top="0cm" fo:margin-bottom="0cm" loext:contextual-spacing="false" style:writing-mode="lr-tb"/>
    </style:style>
    <style:style style:name="P6" style:family="paragraph" style:parent-style-name="Heading_20_2">
      <style:paragraph-properties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4e5b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505c8"/>
    </style:style>
    <style:style style:name="T5" style:family="text">
      <style:text-properties fo:color="#000000" style:font-name="Monospace" fo:font-size="10pt" fo:font-weight="bold" fo:background-color="#ffffff" loext:char-shading-value="0" style:font-size-asian="10pt" style:font-weight-asian="bold"/>
    </style:style>
    <style:style style:name="T6" style:family="text">
      <style:text-properties fo:color="#000000" style:font-name="Monospace" fo:font-size="10pt" fo:font-weight="bold" fo:background-color="#ffffff" loext:char-shading-value="0" style:font-size-asian="10pt" style:font-weight-asian="bold"/>
    </style:style>
    <style:style style:name="T7" style:family="text">
      <style:text-properties fo:color="#000000" style:font-name="Monospace" fo:font-size="10pt" fo:font-weight="bold" fo:background-color="#ffffff" loext:char-shading-value="0" style:font-size-asian="10pt" style:font-weight-asian="bold"/>
    </style:style>
    <style:style style:name="T8" style:family="text">
      <style:text-properties fo:color="#000000" style:font-name="Monospace" fo:font-size="10pt" fo:background-color="#ffffff" loext:char-shading-value="0" style:font-size-asian="10pt"/>
    </style:style>
    <style:style style:name="T9" style:family="text">
      <style:text-properties fo:color="#000000" style:font-name="Monospace" fo:font-size="10pt" fo:background-color="#ffffff" loext:char-shading-value="0" style:font-size-asian="10pt"/>
    </style:style>
    <style:style style:name="T10" style:family="text">
      <style:text-properties fo:color="#000000" style:font-name="Monospace" fo:font-size="10pt" fo:background-color="#ffffff" loext:char-shading-value="0" style:font-size-asian="10pt"/>
    </style:style>
    <style:style style:name="T11" style:family="text">
      <style:text-properties fo:color="#000000" style:font-name="Monospace" fo:font-size="10pt" fo:background-color="#ffffff" loext:char-shading-value="0" style:font-size-asian="10pt"/>
    </style:style>
    <style:style style:name="T12" style:family="text">
      <style:text-properties officeooo:rsid="000642c5"/>
    </style:style>
    <style:style style:name="T1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GRAMACIÓN AVANZADA<text:tab/><text:tab/><text:tab/><text:tab/> <text:s/></text:span><text:span text:style-name="T2">Javier Gasch y Josep Guardiola</text:span><text:span text:style-name="T1"> <text:s text:c="55"/></text:span></text:p>
      <text:h text:style-name="P6" text:outline-level="10"><text:bookmark text:name="h.mfi3vznzvyi6"/>CUESTIONARIO DE LA PRÁCTICA 1: POLIMORFISMO Y SOBRECARGA</text:h>
      <text:p text:style-name="P2"><text:span text:style-name="T3">Usa tanto espacio como te sea necesario para contestar a cada una de las cuestiones.</text:span></text:p>
      <text:p text:style-name="P1"/>
      <text:list xml:id="list8423446155202938680" text:style-name="LS1">
        <text:list-item>
          <text:p text:style-name="P4">¿Cuantas clases has definido? <text:span text:style-name="T4">8</text:span></text:p>
        </text:list-item>
      </text:list>
      <text:p text:style-name="P1"/>
      <text:list xml:id="list180307444142391" text:continue-numbering="true" text:style-name="LS1">
        <text:list-item>
          <text:p text:style-name="P3">¿Cuantos interfaces has declarado? <text:span text:style-name="T4">0</text:span></text:p>
        </text:list-item>
      </text:list>
      <text:p text:style-name="P1"/>
      <text:list xml:id="list180308378394524" text:continue-numbering="true" text:style-name="LS1">
        <text:list-item>
          <text:p text:style-name="P3">¿Cuantos paquetes has creado? <text:span text:style-name="T4">1</text:span></text:p>
        </text:list-item>
      </text:list>
      <text:p text:style-name="P1"/>
      <text:list xml:id="list180307422242831" text:continue-numbering="true" text:style-name="LS1">
        <text:list-item>
          <text:p text:style-name="P3">¿Cuál es el número máximo de argumentos que has utilizado en un método? <text:span text:style-name="T4">5</text:span></text:p>
        </text:list-item>
      </text:list>
      <text:p text:style-name="P1"/>
      <text:list xml:id="list180307625173007" text:continue-numbering="true" text:style-name="LS1">
        <text:list-item>
          <text:p text:style-name="P5">Escribe la declaración de un método con el número máximo de argumentos. <text:s text:c="41"/><text:span text:style-name="T5">public</text:span><text:span text:style-name="T8"> </text:span><text:span text:style-name="T5">Particular</text:span><text:span text:style-name="T8">(</text:span><text:span text:style-name="T5">String</text:span><text:span text:style-name="T8"> </text:span><text:span text:style-name="T8">nombre</text:span><text:span text:style-name="T8">,</text:span><text:span text:style-name="T8"> </text:span><text:span text:style-name="T5">Tarifa</text:span><text:span text:style-name="T8"> </text:span><text:span text:style-name="T8">tarifa</text:span><text:span text:style-name="T8">,</text:span><text:span text:style-name="T8"> </text:span><text:span text:style-name="T5">Direccion</text:span><text:span text:style-name="T8"> </text:span><text:span text:style-name="T8">direccion</text:span><text:span text:style-name="T8">,</text:span><text:span text:style-name="T5">String</text:span><text:span text:style-name="T8"> </text:span><text:span text:style-name="T8">apellidos</text:span><text:span text:style-name="T8">,</text:span><text:span text:style-name="T8"> </text:span><text:span text:style-name="T5">String</text:span><text:span text:style-name="T8"> </text:span><text:span text:style-name="T8">nif</text:span><text:span text:style-name="T8">)</text:span></text:p>
        </text:list-item>
      </text:list>
      <text:p text:style-name="P1"/>
      <text:list xml:id="list180309094437259" text:continue-numbering="true" text:style-name="LS1">
        <text:list-item>
          <text:p text:style-name="P3">¿Tienes algún método que no reciben argumentos? Si la respuesta es afirmativa escríbelo. <text:span text:style-name="T4">Sí → public String getNIF()</text:span></text:p>
        </text:list-item>
      </text:list>
      <text:p text:style-name="P1"/>
      <text:list xml:id="list180308789001521" text:continue-numbering="true" text:style-name="LS1">
        <text:list-item>
          <text:p text:style-name="P3">¿Todas tus clases tienen definido el constructor por defecto? <text:span text:style-name="T4">No</text:span></text:p>
        </text:list-item>
      </text:list>
      <text:p text:style-name="P1"/>
      <text:list xml:id="list180308625610136" text:continue-numbering="true" text:style-name="LS1">
        <text:list-item>
          <text:p text:style-name="P3">Si la pregunta anterior es no, escribe la(s) clase(s) que no tiene(n) constructor por defecto y di por qué has decidido no definirlo. <text:span text:style-name="T4">Clientes, porque siempre que creamos un nuevo cliente introducimos sus datos</text:span></text:p>
        </text:list-item>
      </text:list>
      <text:p text:style-name="P1"/>
      <text:list xml:id="list180307896282520" text:continue-numbering="true" text:style-name="LS1">
        <text:list-item>
          <text:p text:style-name="P3">¿Cuál es el número de líneas de código que tiene tu método más largo? <text:span text:style-name="T4">El método Menu() con 199 líneas</text:span></text:p>
        </text:list-item>
      </text:list>
      <text:p text:style-name="P1"/>
      <text:list xml:id="list180307561973767" text:continue-numbering="true" text:style-name="LS1">
        <text:list-item>
          <text:p text:style-name="P3">¿Cuál es el número de líneas de código que tiene tu clase más larga? <text:span text:style-name="T12">L a clase menú con 211 líneas</text:span></text:p>
        </text:list-item>
      </text:list>
      <text:p text:style-name="P1"/>
      <text:list xml:id="list180308985044100" text:continue-numbering="true" text:style-name="LS1">
        <text:list-item>
          <text:p text:style-name="P3">Escribe todas las clases que implemeten a algún interface y cual es. <text:span text:style-name="T12">Ninguna</text:span></text:p>
        </text:list-item>
      </text:list>
      <text:p text:style-name="P1"/>
      <text:list xml:id="list180308418647727" text:continue-numbering="true" text:style-name="LS1">
        <text:list-item>
          <text:p text:style-name="P3">Escribe todas las clases que extiendan a otra clase y cual es. <text:span text:style-name="T12">Las clases Particular y Empresa extienden a Cliente</text:span></text:p>
        </text:list-item>
      </text:list>
      <text:p text:style-name="P1"/>
      <text:list xml:id="list180309007202223" text:continue-numbering="true" text:style-name="LS1">
        <text:list-item>
          <text:p text:style-name="P3">Escribe todas las clases que no implementen ningún interface ni extiendan a otra clase. <text:span text:style-name="T12">Dirección, Factura, Llamada, Menu y tarifa</text:span></text:p>
        </text:list-item>
      </text:list>
      <text:p text:style-name="P1"/>
      <text:list xml:id="list180307770838724" text:continue-numbering="true" text:style-name="LS1">
        <text:list-item>
          <text:p text:style-name="P3">¿Tienes algún atributo en alguna clase que no sea <text:span text:style-name="T1">private</text:span>? Escribe la clase y el atributo ¿Por qué has decidido que no sea <text:span text:style-name="T1">private</text:span>? <text:span text:style-name="T12">No</text:span></text:p>
        </text:list-item>
      </text:list>
      <text:p text:style-name="P1"/>
      <text:list xml:id="list180308296209243" text:continue-numbering="true" text:style-name="LS1">
        <text:list-item>
          <text:p text:style-name="P3"><text:soft-page-break/>¿Tienes algún método en alguna clase que sea <text:span text:style-name="T1">private</text:span>? Indica la clase y el método ¿Por qué has decidido que sea <text:span text:style-name="T1">private</text:span>? <text:span text:style-name="T12">No</text:span></text:p>
        </text:list-item>
      </text:list>
      <text:p text:style-name="P1"/>
      <text:list xml:id="list180308441452422" text:continue-numbering="true" text:style-name="LS1">
        <text:list-item>
          <text:p text:style-name="P3">¿Tienes algún método en alguna clase que sea <text:span text:style-name="T1">protected</text:span>? Indica la clase y el método ¿Por qué has decidido que sea <text:span text:style-name="T1">protected</text:span>?<text:span text:style-name="T12">No</text:span></text:p>
        </text:list-item>
      </text:list>
      <text:p text:style-name="P1"/>
      <text:list xml:id="list180308612893099" text:continue-numbering="true" text:style-name="LS1">
        <text:list-item>
          <text:p text:style-name="P3">¿Tienes algún método en alguna clase sin modificador de acceso? Indica la clase y el método ¿Por qué has decidido que no tenga modificador de acceso? <text:span text:style-name="T12">No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onospace" svg:font-family="Monospace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meta:initial-creator/>
    <meta:editing-cycles>3</meta:editing-cycles>
    <dc:date>2018-03-12T18:03:06.954756348</dc:date>
    <meta:editing-duration>PT7M26S</meta:editing-duration>
    <meta:document-statistic meta:table-count="0" meta:image-count="0" meta:object-count="0" meta:page-count="2" meta:paragraph-count="20" meta:word-count="351" meta:character-count="2120" meta:non-whitespace-character-count="1704"/>
  </office:meta>
</office:document-meta>
</file>